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3484" officeooo:paragraph-rsid="001d34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Input/Output for Scheduler With IO</text:p>
      <text:p text:style-name="P1"/>
      <text:p text:style-name="P1">The bottom of this page shows the output that might be generated for something this input file:</text:p>
      <text:p text:style-name="P1"/>
      <text:p text:style-name="P1">1 0 180 180 220</text:p>
      <text:p text:style-name="P1">2 70 150 130 220</text:p>
      <text:p text:style-name="P1">3 260 180 130 180 70 70</text:p>
      <text:p text:style-name="P1">Here's the output:</text:p>
      <text:p text:style-name="P1"/>
      <text:p text:style-name="P1">kernel blockingTilThere's a job</text:p>
      <text:p text:style-name="P1">Thread[Submittor,7,main] placing Thread[Job1,7,main] on readyQ</text:p>
      <text:p text:style-name="P1">evidently there is now a job on readyQ</text:p>
      <text:p text:style-name="P1">filler MJW0 is completing its task #0</text:p>
      <text:p text:style-name="P1">filler MJW0 is completing its task #1</text:p>
      <text:p text:style-name="P1">filler MJW0 is completing its task #2</text:p>
      <text:p text:style-name="P1">filler MJW0 is completing its task #3</text:p>
      <text:p text:style-name="P1">filler MJW0 is completing its task #4</text:p>
      <text:p text:style-name="P1">filler MJW0 is completing its task #5</text:p>
      <text:p text:style-name="P1">filler MJW0 is completing its task #6</text:p>
      <text:p text:style-name="P1">Thread[Submittor,7,main] placing Thread[Job2,7,main] on readyQ</text:p>
      <text:p text:style-name="P1">filler MJW0 is completing its task #7</text:p>
      <text:p text:style-name="P1">filler MJW0 is completing its task #8</text:p>
      <text:p text:style-name="P1">filler MJW0 is completing its task #9</text:p>
      <text:p text:style-name="P1">filler MJW0 is completing its task #10</text:p>
      <text:p text:style-name="P1">filler MJW0 is completing its task #11</text:p>
      <text:p text:style-name="P1">filler MJW0 is completing its task #12</text:p>
      <text:p text:style-name="P1">filler MJW0 is completing its task #13</text:p>
      <text:p text:style-name="P1">filler MJW0 is completing its task #14</text:p>
      <text:p text:style-name="P1">filler MJW0 is completing its task #15</text:p>
      <text:p text:style-name="P1">filler MJW0 is completing its task #16</text:p>
      <text:p text:style-name="P1">filler MJW1 is completing its task #0</text:p>
      <text:p text:style-name="P1">filler MJW1 is completing its task #1</text:p>
      <text:p text:style-name="P1">filler MJW1 is completing its task #2</text:p>
      <text:p text:style-name="P1">filler MJW1 is completing its task #3</text:p>
      <text:p text:style-name="P1">filler MJW1 is completing its task #4</text:p>
      <text:p text:style-name="P1">filler MJW1 is completing its task #5</text:p>
      <text:p text:style-name="P1">filler MJW1 is completing its task #6</text:p>
      <text:p text:style-name="P1">filler MJW1 is completing its task #7</text:p>
      <text:p text:style-name="P1">filler MJW1 is completing its task #8</text:p>
      <text:p text:style-name="P1">filler MJW1 is completing its task #9</text:p>
      <text:p text:style-name="P1">filler MJW1 is completing its task #10</text:p>
      <text:p text:style-name="P1">filler MJW1 is completing its task #11</text:p>
      <text:p text:style-name="P1">filler MJW1 is completing its task #12</text:p>
      <text:p text:style-name="P1">filler MJW1 is completing its task #13</text:p>
      <text:p text:style-name="P1">Thread[Submittor,7,main] placing Thread[Job3,7,main] on readyQ</text:p>
      <text:p text:style-name="P1">filler MJW2 is completing its task #0</text:p>
      <text:p text:style-name="P1">filler MJW2 is completing its task #1</text:p>
      <text:p text:style-name="P1">filler MJW2 is completing its task #2</text:p>
      <text:p text:style-name="P1">Thread[IOTimer for Job1,7,main] placing Thread[Job1,7,main] on readyQ</text:p>
      <text:p text:style-name="P1"><text:soft-page-break/>filler MJW2 is completing its task #3</text:p>
      <text:p text:style-name="P1">filler MJW2 is completing its task #4</text:p>
      <text:p text:style-name="P1">filler MJW2 is completing its task #5</text:p>
      <text:p text:style-name="P1">filler MJW2 is completing its task #6</text:p>
      <text:p text:style-name="P1">filler MJW2 is completing its task #7</text:p>
      <text:p text:style-name="P1">filler MJW2 is completing its task #8</text:p>
      <text:p text:style-name="P1">filler MJW2 is completing its task #9</text:p>
      <text:p text:style-name="P1">filler MJW2 is completing its task #10</text:p>
      <text:p text:style-name="P1">filler MJW2 is completing its task #11</text:p>
      <text:p text:style-name="P1">filler MJW2 is completing its task #12</text:p>
      <text:p text:style-name="P1">Thread[IOTimer for Job2,7,main] placing Thread[Job2,7,main] on readyQ</text:p>
      <text:p text:style-name="P1">filler MJW2 is completing its task #13</text:p>
      <text:p text:style-name="P1">filler MJW2 is completing its task #14</text:p>
      <text:p text:style-name="P1">filler MJW2 is completing its task #15</text:p>
      <text:p text:style-name="P1">filler MJW2 is completing its task #16</text:p>
      <text:p text:style-name="P1">filler MJW0 is completing its task #17</text:p>
      <text:p text:style-name="P1">filler MJW0 is completing its task #18</text:p>
      <text:p text:style-name="P1">filler MJW0 is completing its task #19</text:p>
      <text:p text:style-name="P1">filler MJW0 is completing its task #20</text:p>
      <text:p text:style-name="P1">filler MJW0 is completing its task #21</text:p>
      <text:p text:style-name="P1">filler MJW0 is completing its task #22</text:p>
      <text:p text:style-name="P1">filler MJW0 is completing its task #23</text:p>
      <text:p text:style-name="P1">filler MJW0 is completing its task #24</text:p>
      <text:p text:style-name="P1">filler MJW0 is completing its task #25</text:p>
      <text:p text:style-name="P1">filler MJW0 is completing its task #26</text:p>
      <text:p text:style-name="P1">filler MJW0 is completing its task #27</text:p>
      <text:p text:style-name="P1">filler MJW0 is completing its task #28</text:p>
      <text:p text:style-name="P1">filler MJW0 is completing its task #29</text:p>
      <text:p text:style-name="P1">Thread[IOTimer for Job3,7,main] placing Thread[Job3,7,main] on readyQ</text:p>
      <text:p text:style-name="P1">filler MJW0 is completing its task #30</text:p>
      <text:p text:style-name="P1">filler MJW0 is completing its task #31</text:p>
      <text:p text:style-name="P1">filler MJW0 is completing its task #32</text:p>
      <text:p text:style-name="P1">filler MJW0 is completing its task #33</text:p>
      <text:p text:style-name="P1">filler MJW0 is completing its task #34</text:p>
      <text:p text:style-name="P1">filler MJW0 is completing its task #35</text:p>
      <text:p text:style-name="P1">filler MJW0 is completing its task #36</text:p>
      <text:p text:style-name="P1">filler MJW0 is completing its task #37</text:p>
      <text:p text:style-name="P1">filler MJW1 is completing its task #14</text:p>
      <text:p text:style-name="P1">filler MJW1 is completing its task #15</text:p>
      <text:p text:style-name="P1">filler MJW1 is completing its task #16</text:p>
      <text:p text:style-name="P1">filler MJW1 is completing its task #17</text:p>
      <text:p text:style-name="P1">filler MJW1 is completing its task #18</text:p>
      <text:p text:style-name="P1">filler MJW1 is completing its task #19</text:p>
      <text:p text:style-name="P1">filler MJW1 is completing its task #20</text:p>
      <text:p text:style-name="P1">filler MJW1 is completing its task #21</text:p>
      <text:p text:style-name="P1">filler MJW1 is completing its task #22</text:p>
      <text:p text:style-name="P1">filler MJW1 is completing its task #23</text:p>
      <text:p text:style-name="P1">filler MJW1 is completing its task #24</text:p>
      <text:p text:style-name="P1">filler MJW1 is completing its task #25</text:p>
      <text:p text:style-name="P1"><text:soft-page-break/>filler MJW1 is completing its task #26</text:p>
      <text:p text:style-name="P1">filler MJW1 is completing its task #27</text:p>
      <text:p text:style-name="P1">filler MJW1 is completing its task #28</text:p>
      <text:p text:style-name="P1">filler MJW1 is completing its task #29</text:p>
      <text:p text:style-name="P1">filler MJW1 is completing its task #30</text:p>
      <text:p text:style-name="P1">filler MJW1 is completing its task #31</text:p>
      <text:p text:style-name="P1">filler MJW1 is completing its task #32</text:p>
      <text:p text:style-name="P1">filler MJW1 is completing its task #33</text:p>
      <text:p text:style-name="P1">filler MJW1 is completing its task #34</text:p>
      <text:p text:style-name="P1">filler MJW2 is completing its task #17</text:p>
      <text:p text:style-name="P1">filler MJW2 is completing its task #18</text:p>
      <text:p text:style-name="P1">filler MJW2 is completing its task #19</text:p>
      <text:p text:style-name="P1">filler MJW2 is completing its task #20</text:p>
      <text:p text:style-name="P1">filler MJW2 is completing its task #21</text:p>
      <text:p text:style-name="P1">filler MJW2 is completing its task #22</text:p>
      <text:p text:style-name="P1">filler MJW2 is completing its task #23</text:p>
      <text:p text:style-name="P1">filler MJW2 is completing its task #24</text:p>
      <text:p text:style-name="P1">filler MJW2 is completing its task #25</text:p>
      <text:p text:style-name="P1">filler MJW2 is completing its task #26</text:p>
      <text:p text:style-name="P1">filler MJW2 is completing its task #27</text:p>
      <text:p text:style-name="P1">filler MJW2 is completing its task #28</text:p>
      <text:p text:style-name="P1">filler MJW2 is completing its task #29</text:p>
      <text:p text:style-name="P1">filler MJW2 is completing its task #30</text:p>
      <text:p text:style-name="P1">filler MJW2 is completing its task #31</text:p>
      <text:p text:style-name="P1">filler MJW2 is completing its task #32</text:p>
      <text:p text:style-name="P1">filler MJW2 is completing its task #33</text:p>
      <text:p text:style-name="P1">kernel blockingTilThere's a job</text:p>
      <text:p text:style-name="P1">Thread[IOTimer for Job3,7,main] placing Thread[Job3,7,main] on readyQ</text:p>
      <text:p text:style-name="P1">evidently there is now a job on readyQ</text:p>
      <text:p text:style-name="P1">filler MJW2 is completing its task #34</text:p>
      <text:p text:style-name="P1">filler MJW2 is completing its task #35</text:p>
      <text:p text:style-name="P1">filler MJW2 is completing its task #36</text:p>
      <text:p text:style-name="P1">filler MJW2 is completing its task #37</text:p>
      <text:p text:style-name="P1">filler MJW2 is completing its task #38</text:p>
      <text:p text:style-name="P1">filler MJW2 is completing its task #39</text:p>
      <text:p text:style-name="P1">filler MJW2 is completing its task #40</text:p>
      <text:p text:style-name="P1"/>
      <text:p text:style-name="P1">Wall time at start: 1434330091639</text:p>
      <text:p text:style-name="P1">BurstStart BurstEnd JOB </text:p>
      <text:p text:style-name="P1">0 1 IDLE </text:p>
      <text:p text:style-name="P1">2 187 Job1--CPU_Burst before IO burst</text:p>
      <text:p text:style-name="P1">188 338 Job2--CPU_Burst before IO burst</text:p>
      <text:p text:style-name="P1">339 519 Job3--CPU_Burst before IO burst</text:p>
      <text:p text:style-name="P1">519 744 Job1 final CPU burst</text:p>
      <text:p text:style-name="P1">744 969 Job2 final CPU burst</text:p>
      <text:p text:style-name="P1">969 1153 Job3--CPU_Burst before IO burst</text:p>
      <text:p text:style-name="P1">1153 1225 IDLE </text:p>
      <text:p text:style-name="P1">1225 1300 Job3 final CPU burst</text:p>
      <text:p text:style-name="P1">1300 1300 FINISHED</text:p>
      <text:p text:style-name="P1"><text:soft-page-break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0:27:59.885805000</meta:creation-date>
    <dc:date>2015-06-28T10:28:39.789367000</dc:date>
    <meta:editing-duration>PT40S</meta:editing-duration>
    <meta:editing-cycles>1</meta:editing-cycles>
    <meta:document-statistic meta:table-count="0" meta:image-count="0" meta:object-count="0" meta:page-count="4" meta:paragraph-count="144" meta:word-count="971" meta:character-count="5451" meta:non-whitespace-character-count="4623"/>
    <meta:generator>LibreOffice/4.3.7.2$MacOSX_X86_64 LibreOffice_project/8a35821d8636a03b8bf4e15b48f59794652c68ba</meta:generator>
  </office:meta>
</office:document-meta>
</file>